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9000002EFCEE0C5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7.7cm" svg:height="18.999cm" svg:x="1cm" svg:y="1.001cm">
          <draw:image xlink:href="Pictures/10000000000003E9000002EFCEE0C5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4T16:04:11.87</meta:creation-date>
    <dc:date>2010-01-14T16:05:41.74</dc:date>
    <meta:editing-duration>PT00H01M30S</meta:editing-duration>
    <meta:editing-cycles>2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